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40a" officeooo:paragraph-rsid="001754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cle 1</text:p>
      <text:p text:style-name="P1"/>
      <text:p text:style-name="P1">In this paper they adress the probem of managing a group robots with hetereogeneous capabilities. The first robot navigates by using a predefined pattern or by being teeoperated, meanwhie the other robots follow the previous 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6:19:28.158963467</meta:creation-date>
    <meta:generator>LibreOffice/5.1.6.2$Linux_X86_64 LibreOffice_project/10m0$Build-2</meta:generator>
    <dc:date>2018-07-13T10:14:29.943054943</dc:date>
    <meta:editing-duration>PT16M30S</meta:editing-duration>
    <meta:editing-cycles>1</meta:editing-cycles>
    <meta:document-statistic meta:table-count="0" meta:image-count="0" meta:object-count="0" meta:page-count="1" meta:paragraph-count="2" meta:word-count="38" meta:character-count="237" meta:non-whitespace-character-count="201"/>
  </office:meta>
</office:document-meta>
</file>